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2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4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4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8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4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1" style:parent-style-name="Normal" style:family="paragraph">
      <style:paragraph-properties fo:margin-top="0.0694in" fo:margin-bottom="0.0694in" fo:line-height="100%"/>
    </style:style>
  </office:automatic-styles>
  <office:body>
    <office:text text:use-soft-page-breaks="true">
      <text:p text:style-name="P1"><text:s/>References<text:s/></text:p>
      <text:p text:style-name="Normal"/>
      <text:p text:style-name="P2">References Textures<text:s/></text:p>
      <text:p text:style-name="P3"><text:span text:style-name="T4">all round News, (2016).<text:s/></text:span><text:span text:style-name="T5">wood texture for shield</text:span><text:span text:style-name="T6">. [image] Available at:<text:s/></text:span><text:span text:style-name="T7">http://allroundnews.com/wp-content/uploads/2012/02/seamless-wood-texture-free-6.jpg [Accessed 7 Nov. 2016].</text:span></text:p>
      <text:p text:style-name="P8"><text:span text:style-name="T9">depositphotos, (2016).<text:s/></text:span><text:span text:style-name="T10">ChainMail</text:span><text:span text:style-name="T11">. [image] Available at: http://st.depositphotos.com/1268230/2584/i/950/depositphotos_25842101-stock-photo-seamless-c</text:span><text:span text:style-name="T12">omputer-generated-metal-chain.jpg [Accessed 7 Nov. 2016].</text:span></text:p>
      <text:p text:style-name="P13"><text:span text:style-name="T14">Free Metal Seemless Textures. (2016). [Blog]<text:s/></text:span><text:span text:style-name="T15">High Resolution</text:span><text:span text:style-name="T16">. Available at: http://seamless-pixels.blogspot.co.uk/2012/09/free-seamless-metal-textures_28.html [Accessed 7 Nov. 2016].</text:span></text:p>
      <text:p text:style-name="P17"><text:span text:style-name="T18">outworldz, (201</text:span><text:span text:style-name="T19">6).<text:s/></text:span><text:span text:style-name="T20">gold</text:span><text:span text:style-name="T21">. [image] Available at: http://www.outworldz.com/secondlife/Posts/Lucy/Egg/gold.jpg [Accessed 7 Nov. 2016].</text:span></text:p>
      <text:p text:style-name="P22"><text:span text:style-name="T23">Pintrest, (2016).<text:s/></text:span><text:span text:style-name="T24">Wood</text:span><text:span text:style-name="T25">. [image] Available at: http://cdn.mysitemyway.com/etc-mysitemyway/webtreats/assets/posts/986/thumbs/tileable-light-wo</text:span><text:span text:style-name="T26">od-textures-2.jpg [Accessed 7 Nov. 2016].</text:span></text:p>
      <text:p text:style-name="P27"><text:span text:style-name="T28">Pintrest, (2016).<text:s/></text:span><text:span text:style-name="T29">wool texture</text:span><text:span text:style-name="T30">. [image] Available at: https://s-media-cache-ak0.pinimg.com/originals/dd/bc/7e/ddbc7e59e63a8b4c9866a8b2bee0b108.jpg [Accessed 7 Nov. 2016].</text:span></text:p>
      <text:p text:style-name="P31"><text:span text:style-name="T32">tileable canvas cloth texture. (2016). [Blo</text:span><text:span text:style-name="T33">g]<text:s/></text:span><text:span text:style-name="T34">High resoultion seemless textures</text:span><text:span text:style-name="T35">. Available at: http://seamless-pixels.blogspot.co.uk/2012/12/tileable-canvas-cloth-texture.html [Accessed 7 Nov. 2016].</text:span></text:p>
      <text:p text:style-name="P36"><text:span text:style-name="T37">wall paper, (2016).<text:s/></text:span><text:span text:style-name="T38">bronze texture</text:span><text:span text:style-name="T39">. [image] Available at: http://wallpapersafari.com/w/1x6qJG [Acce</text:span><text:span text:style-name="T40">ssed 7 Nov. 2016].</text:span></text:p>
      <text:p text:style-name="P41"/>
      <text:p text:style-name="Normal"/>
      <text:p text:style-name="Normal">Nicoletti, J. (2016). Julio Nicoletti's Art Blog. [online] Julionicoletti.blogspot.co.uk. Available at: http://julionicoletti.blogspot.co.uk/2012_08_01_archive.html [Accessed 21 Nov. 2016].</text:p>
      <text:p text:style-name="Normal"/>
      <text:p text:style-name="Normal">PolyCount, (2016). Wood handpainted texture.<text:s/>[image] Available at: http://polycount.com/discussion/79625/what-are-you-working-on-2011-edition/p140 [Accessed 21 Nov. 2016].</text:p>
      <text:p text:style-name="Normal"/>
      <text:p text:style-name="Normal">polycount. (2016). Hand Painted stuff - Need some feedback and advice please!. [online] Available at: http://polycount.com/discussion/127263/hand-painted-stuff-need-some-feedback-and-advice-please [Accessed 21 Nov. 2016].</text:p>
      <text:p text:style-name="Normal"/>
      <text:p text:style-name="Normal">Sketchuptexture - Textures. (2016). Texture seamless | Iron metal texture seamless 09755 | Textures - MATERIALS - METALS - Basic Metals. [online] Available at:<text:s/><text:soft-page-break/>http://www.sketchuptextureclub.com/textures/materials/metals/basic-metals/iron-metal-texture-seamless-09755 [Accessed 21 Nov. 2016].</text:p>
      <text:p text:style-name="Normal"/>
      <text:p text:style-name="Normal">Unveiledsecretsandmessagesoflight.blogspot.co.uk. (2016). THE ENERGY VORTEX. [online] Available at: http://unveiledsecretsandmessagesoflight.blogspot.co.uk/2010/05/energy-vortex.html [Accessed 21 Nov. 2016].</text:p>
      <text:p text:style-name="Normal"/>
      <text:p text:style-name="Normal">Wery, U. (2016). Hand Painted Textures<text:s/>(Soil + Roof), Ulrick Wery. [online] ArtStation. Available at: https://www.artstation.com/artwork/V2WOb [Accessed 21 Nov. 2016].</text:p>
      <text:p text:style-name="Normal"/>
      <text:p text:style-name="Normal">References</text:p>
      <text:p text:style-name="Normal"/>
      <text:p text:style-name="Normal">blogspot, (2017). rock image. [image] Available at: http://dudo-kemol.blogspot.co.uk/2011/08/flock-wallpaper-pattern.html [Accessed 8 Jan. 2017].</text:p>
      <text:p text:style-name="Normal"/>
      <text:p text:style-name="Normal">F&amp;P interiors, (2017). deck chair fabric. [image] Available at: http://www.ww.fabricsandpapers.com/item/view/1191-deckchair-stripe-fabric [Accessed 8 Jan. 2017].</text:p>
      <text:p text:style-name="Normal"/>
      <text:p text:style-name="Normal">Floorbay, (2017). Limestone. [image] Available at: http://www.floorbay.co.uk/products/Limestone_Cotswold-1916-130.html [Accessed 8 Jan. 2017].</text:p>
      <text:p text:style-name="Normal"/>
      <text:p text:style-name="Normal">indulgy.com, (2017). Stained Glass window. [image] Available at: http://indulgy.com/post/pyrbyYkxU2/victorian-hand-painted-and-fired-antique-staine [Accessed 8 Jan. 2017].</text:p>
      <text:p text:style-name="Normal"/>
      <text:p text:style-name="Normal">Moses, A. (2017). procedrual Grass. [image] Available at: http://arvinmoses.com/gallery/procedural-hand-painted-grass/ [Accessed 8 Jan. 2017].</text:p>
      <text:p text:style-name="Normal"/>
      <text:p text:style-name="Normal">MyLoview.com.br, (2017). reed texture. [image] Available at: https://img.myloview.com.br/fotomurais/reed-textura-160-1195848.jpg [Accessed 8 Jan. 2017].</text:p>
      <text:p text:style-name="Normal"/>
      <text:p text:style-name="Normal">Polycount, (2017). wood image sept 2013. [image] Available at: http://polycount.com/discussion/125076/hand-painted-texture-practice [Accessed 8 Jan. 2017].</text:p>
      <text:p text:style-name="Normal"/>
      <text:soft-page-break/>
      <text:p text:style-name="Normal">TextureMate.com, (2017). [image] Available at: http://www.texturemate.com/content/free-texture-wall-2010080718?page=9 [Accessed 8 Jan. 2017].</text:p>
      <text:p text:style-name="Normal"/>
      <text:p text:style-name="Normal">weebly, (2017). sandstone texture. [image] Available at: http://kiiragames.weebly.com/textures.html [Accessed 8 Jan. 2017]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davis</meta:initial-creator>
    <dc:creator>george davis</dc:creator>
    <meta:creation-date>2016-11-07T13:32:00Z</meta:creation-date>
    <dc:date>2017-01-08T14:50:00Z</dc:date>
    <meta:template xlink:href="Normal" xlink:type="simple"/>
    <meta:editing-cycles>4</meta:editing-cycles>
    <meta:editing-duration>PT2820S</meta:editing-duration>
    <meta:document-statistic meta:page-count="3" meta:paragraph-count="8" meta:word-count="601" meta:character-count="4019" meta:row-count="28" meta:non-whitespace-character-count="3426"/>
  </office:meta>
</office:document-meta>
</file>